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" style:family="paragraph" style:parent-style-name="Text_20_body" style:list-style-name="L2">
      <style:paragraph-properties fo:margin-top="0cm" fo:margin-bottom="0cm" style:contextual-spacing="false" fo:orphans="2" fo:widows="2"/>
    </style:style>
    <style:style style:name="P5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" style:family="paragraph" style:parent-style-name="Text_20_body" style:list-style-name="L4">
      <style:paragraph-properties fo:margin-top="0cm" fo:margin-bottom="0cm" style:contextual-spacing="false" fo:orphans="2" fo:widows="2"/>
    </style:style>
    <style:style style:name="P7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Text_20_body" style:list-style-name="L5">
      <style:paragraph-properties fo:margin-top="0cm" fo:margin-bottom="0cm" style:contextual-spacing="false" fo:orphans="2" fo:widows="2"/>
    </style:style>
    <style:style style:name="P9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" style:family="paragraph" style:parent-style-name="Text_20_body" style:list-style-name="L6">
      <style:paragraph-properties fo:margin-top="0cm" fo:margin-bottom="0cm" style:contextual-spacing="false" fo:orphans="2" fo:widows="2"/>
    </style:style>
    <style:style style:name="P11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 style:list-style-name="L7">
      <style:paragraph-properties fo:margin-top="0cm" fo:margin-bottom="0cm" style:contextual-spacing="false" fo:orphans="2" fo:widows="2"/>
    </style:style>
    <style:style style:name="P13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4" style:family="paragraph" style:parent-style-name="Text_20_body" style:list-style-name="L8">
      <style:paragraph-properties fo:margin-top="0cm" fo:margin-bottom="0cm" style:contextual-spacing="false" fo:orphans="2" fo:widows="2"/>
    </style:style>
    <style:style style:name="P15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6" style:family="paragraph" style:parent-style-name="Text_20_body" style:list-style-name="L9">
      <style:paragraph-properties fo:margin-top="0cm" fo:margin-bottom="0cm" style:contextual-spacing="false" fo:orphans="2" fo:widows="2"/>
    </style:style>
    <style:style style:name="P17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Text_20_body" style:list-style-name="L10">
      <style:paragraph-properties fo:margin-top="0cm" fo:margin-bottom="0cm" style:contextual-spacing="false" fo:orphans="2" fo:widows="2"/>
    </style:style>
    <style:style style:name="P19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0" style:family="paragraph" style:parent-style-name="Text_20_body" style:list-style-name="L11">
      <style:paragraph-properties fo:margin-top="0cm" fo:margin-bottom="0cm" style:contextual-spacing="false" fo:orphans="2" fo:widows="2"/>
    </style:style>
    <style:style style:name="P21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2" style:family="paragraph" style:parent-style-name="Text_20_body" style:list-style-name="L12">
      <style:paragraph-properties fo:margin-top="0cm" fo:margin-bottom="0cm" style:contextual-spacing="false" fo:orphans="2" fo:widows="2"/>
    </style:style>
    <style:style style:name="P23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4" style:family="paragraph" style:parent-style-name="Text_20_body" style:list-style-name="L13">
      <style:paragraph-properties fo:margin-top="0cm" fo:margin-bottom="0cm" style:contextual-spacing="false" fo:orphans="2" fo:widows="2"/>
    </style:style>
    <style:style style:name="P25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19a22"/>
    </style:style>
    <style:style style:name="P26" style:family="paragraph" style:parent-style-name="Text_20_body" style:list-style-name="L14">
      <style:paragraph-properties fo:margin-top="0cm" fo:margin-bottom="0cm" style:contextual-spacing="false" fo:orphans="2" fo:widows="2"/>
      <style:text-properties officeooo:paragraph-rsid="00219a22"/>
    </style:style>
    <style:style style:name="P27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8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24c69"/>
    </style:style>
    <style:style style:name="P29" style:family="paragraph" style:parent-style-name="Text_20_body" style:list-style-name="L15">
      <style:paragraph-properties fo:margin-top="0cm" fo:margin-bottom="0cm" style:contextual-spacing="false" fo:orphans="2" fo:widows="2"/>
      <style:text-properties officeooo:paragraph-rsid="00224c69"/>
    </style:style>
    <style:style style:name="P30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24c69"/>
    </style:style>
    <style:style style:name="P31" style:family="paragraph" style:parent-style-name="Text_20_body" style:list-style-name="L16">
      <style:paragraph-properties fo:margin-top="0cm" fo:margin-bottom="0cm" style:contextual-spacing="false" fo:orphans="2" fo:widows="2"/>
      <style:text-properties officeooo:paragraph-rsid="00224c69"/>
    </style:style>
    <style:style style:name="P32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3" style:family="paragraph" style:parent-style-name="Text_20_body" style:list-style-name="L17">
      <style:paragraph-properties fo:margin-top="0cm" fo:margin-bottom="0cm" style:contextual-spacing="false" fo:orphans="2" fo:widows="2"/>
    </style:style>
    <style:style style:name="P34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5" style:family="paragraph" style:parent-style-name="Text_20_body" style:list-style-name="L18">
      <style:paragraph-properties fo:margin-top="0cm" fo:margin-bottom="0cm" style:contextual-spacing="false" fo:orphans="2" fo:widows="2"/>
    </style:style>
    <style:style style:name="P36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7" style:family="paragraph" style:parent-style-name="Text_20_body">
      <style:paragraph-properties fo:margin-top="0cm" fo:margin-bottom="0cm" style:contextual-spacing="false" fo:orphans="2" fo:widows="2"/>
    </style:style>
    <style:style style:name="P38" style:family="paragraph" style:parent-style-name="Text_20_body" style:list-style-name="L20">
      <style:paragraph-properties fo:margin-top="0cm" fo:margin-bottom="0cm" style:contextual-spacing="false" fo:orphans="2" fo:widows="2"/>
    </style:style>
    <style:style style:name="P39" style:family="paragraph" style:parent-style-name="Text_20_body">
      <style:paragraph-properties fo:margin-top="0cm" fo:margin-bottom="0cm" style:contextual-spacing="false" fo:orphans="2" fo:widows="2"/>
      <style:text-properties officeooo:paragraph-rsid="00224c69"/>
    </style:style>
    <style:style style:name="P4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24c69"/>
    </style:style>
    <style:style style:name="P41" style:family="paragraph" style:parent-style-name="Text_20_body" style:list-style-name="L25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24c69"/>
    </style:style>
    <style:style style:name="P42" style:family="paragraph" style:parent-style-name="Text_20_body" style:list-style-name="L25">
      <style:paragraph-properties fo:margin-top="0cm" fo:margin-bottom="0cm" style:contextual-spacing="false" fo:orphans="2" fo:widows="2"/>
      <style:text-properties officeooo:paragraph-rsid="00224c69"/>
    </style:style>
    <style:style style:name="P43" style:family="paragraph" style:parent-style-name="Text_20_body" style:list-style-name="L26">
      <style:paragraph-properties fo:margin-top="0cm" fo:margin-bottom="0cm" style:contextual-spacing="false" fo:orphans="2" fo:widows="2"/>
    </style:style>
    <style:style style:name="P4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4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46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47" style:family="paragraph" style:parent-style-name="Text_20_body">
      <style:paragraph-properties fo:margin-top="0cm" fo:margin-bottom="0cm" style:contextual-spacing="false" fo:orphans="2" fo:widows="2"/>
      <style:text-properties officeooo:rsid="00219a22" officeooo:paragraph-rsid="00219a22"/>
    </style:style>
    <style:style style:name="T1" style:family="text">
      <style:text-properties fo:font-variant="normal" fo:text-transform="none" fo:color="#1f1f1f" loext:opacity="100%" style:font-name="Google Sans" fo:font-size="8pt" fo:letter-spacing="normal" fo:font-style="normal"/>
    </style:style>
    <style:style style:name="T2" style:family="text">
      <style:text-properties fo:font-variant="normal" fo:text-transform="none" fo:color="#1f1f1f" loext:opacity="100%" style:font-name="Google Sans" fo:font-size="8pt" fo:letter-spacing="normal" fo:font-style="normal" fo:font-weight="bold"/>
    </style:style>
    <style:style style:name="T3" style:family="text">
      <style:text-properties fo:font-variant="normal" fo:text-transform="none" fo:color="#1f1f1f" loext:opacity="100%" style:font-name="Google Sans" fo:font-size="8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1f1f1f" loext:opacity="100%" style:font-name="Google Sans" fo:font-size="8pt" fo:letter-spacing="normal" fo:font-style="normal" fo:font-weight="bold" officeooo:rsid="00219a22"/>
    </style:style>
    <style:style style:name="T5" style:family="text"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T6" style:family="text">
      <style:text-properties fo:font-variant="normal" fo:text-transform="none" fo:color="#1f1f1f" loext:opacity="100%" style:font-name="Google Sans" fo:font-size="8pt" fo:letter-spacing="normal" fo:font-style="normal" fo:font-weight="normal" officeooo:rsid="00219a22"/>
    </style:style>
    <style:style style:name="T7" style:family="text">
      <style:text-properties fo:font-variant="normal" fo:text-transform="none" fo:color="#1f1f1f" loext:opacity="100%" style:font-name="Google Sans" fo:font-size="8pt" fo:letter-spacing="normal" fo:font-style="normal" fo:font-weight="normal" officeooo:rsid="00238c65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905cm"/>
      </text:list-level-style-bullet>
      <text:list-level-style-bullet text:level="2" text:style-name="Bullet_20_Symbols" loext:num-list-format="%2%." style:num-suffix="." text:bullet-char="•">
        <style:list-level-properties text:space-before="3.90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15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6.40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65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91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16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1.41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66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912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905cm"/>
      </text:list-level-style-bullet>
      <text:list-level-style-bullet text:level="2" text:style-name="Bullet_20_Symbols" loext:num-list-format="%2%." style:num-suffix="." text:bullet-char="•">
        <style:list-level-properties text:space-before="3.90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15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6.40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65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91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16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1.41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66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912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2.54cm"/>
      </text:list-level-style-bullet>
      <text:list-level-style-bullet text:level="2" text:style-name="Bullet_20_Symbols" loext:num-list-format="%2%." style:num-suffix="." text:bullet-char="•">
        <style:list-level-properties text:space-before="4.54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79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7.04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8.29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9.54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79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2.04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3.29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4.54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905cm"/>
      </text:list-level-style-bullet>
      <text:list-level-style-bullet text:level="2" text:style-name="Bullet_20_Symbols" loext:num-list-format="%2%." style:num-suffix="." text:bullet-char="•">
        <style:list-level-properties text:space-before="3.90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15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6.40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65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91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16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1.41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66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912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1.905cm"/>
      </text:list-level-style-bullet>
      <text:list-level-style-bullet text:level="2" text:style-name="Bullet_20_Symbols" loext:num-list-format="%2%." style:num-suffix="." text:bullet-char="•">
        <style:list-level-properties text:space-before="3.90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15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6.40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65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91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16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1.41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66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912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.905cm"/>
      </text:list-level-style-bullet>
      <text:list-level-style-bullet text:level="2" text:style-name="Bullet_20_Symbols" loext:num-list-format="%2%." style:num-suffix="." text:bullet-char="•">
        <style:list-level-properties text:space-before="3.90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15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6.40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65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91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16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1.41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66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912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905cm"/>
      </text:list-level-style-bullet>
      <text:list-level-style-bullet text:level="2" text:style-name="Bullet_20_Symbols" loext:num-list-format="%2%." style:num-suffix="." text:bullet-char="•">
        <style:list-level-properties text:space-before="3.90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15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6.40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65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91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16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1.41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66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912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2.54cm"/>
      </text:list-level-style-bullet>
      <text:list-level-style-bullet text:level="2" text:style-name="Bullet_20_Symbols" loext:num-list-format="%2%." style:num-suffix="." text:bullet-char="•">
        <style:list-level-properties text:space-before="4.54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79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7.04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8.29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9.54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79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2.04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3.29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4.54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1.905cm"/>
      </text:list-level-style-bullet>
      <text:list-level-style-bullet text:level="2" text:style-name="Bullet_20_Symbols" loext:num-list-format="%2%." style:num-suffix="." text:bullet-char="•">
        <style:list-level-properties text:space-before="3.90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5.15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6.40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7.65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8.91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0.16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1.41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2.66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3.91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pan text:style-name="Strong_20_Emphasis"><text:span text:style-name="T2">Indicadores relevantes no setor de hospedagens:</text:span></text:span></text:p>
      <text:p text:style-name="P2"><text:span text:style-name="Strong_20_Emphasis"><text:span text:style-name="T2"/></text:span></text:p>
      <text:p text:style-name="P44">Para avaliar a performance e a rentabilidade de um hotel, outros indicadores são mais relevantes, como:</text:p>
      <text:p text:style-name="P44"/>
      <text:list xml:id="list518907937" text:style-name="L2">
        <text:list-item>
          <text:p text:style-name="P3"><text:span text:style-name="Strong_20_Emphasis"><text:span text:style-name="T2">RevPar (Receita por Quarto Disponível):</text:span></text:span><text:span text:style-name="T5"> Mede a receita média gerada por quarto disponível em um determinado período. É calculado dividindo-se a receita total de quartos pelo número de quartos disponíveis.</text:span></text:p>
          <text:p text:style-name="P3"><text:span text:style-name="T5"/></text:p>
        </text:list-item>
        <text:list-item>
          <text:p text:style-name="P4"><text:span text:style-name="Strong_20_Emphasis"><text:span text:style-name="T2">Taxa de Ocupação:</text:span></text:span><text:span text:style-name="T5"> Indica a porcentagem de quartos ocupados em relação ao total disponível. É calculada dividindo-se o número de quartos ocupados pelo número de quartos disponíveis.</text:span></text:p>
          <text:p text:style-name="P4"><text:span text:style-name="T5"/></text:p>
        </text:list-item>
        <text:list-item>
          <text:p text:style-name="P4"><text:span text:style-name="Strong_20_Emphasis"><text:span text:style-name="T2">Preço médio por diária (ADR):</text:span></text:span><text:span text:style-name="T5"> Representa a receita média gerada por quarto ocupado em um determinado período. É calculado dividindo-se a receita total de quartos pelos quartos ocupados.</text:span></text:p>
          <text:p text:style-name="P4"><text:span text:style-name="T5"/></text:p>
        </text:list-item>
        <text:list-item>
          <text:p text:style-name="P4"><text:span text:style-name="Strong_20_Emphasis"><text:span text:style-name="T2">Lucro Operacional por Quarto Disponível (GOPPAR):</text:span></text:span><text:span text:style-name="T5"> Mede o lucro operacional gerado por quarto disponível em um determinado período. É calculado subtraindo-se os custos operacionais diretos da receita total de quartos.</text:span></text:p>
          <text:p text:style-name="P4"><text:span text:style-name="T5"/></text:p>
        </text:list-item>
      </text:list>
      <text:p text:style-name="P2"><text:span text:style-name="Strong_20_Emphasis"><text:span text:style-name="T2">Análise de eficiência e rentabilidade:</text:span></text:span></text:p>
      <text:p text:style-name="P44">A análise conjunta desses indicadores permite aos gestores hoteleiros avaliar a eficiência e a rentabilidade de seus estabelecimentos. Por exemplo, um hotel com alta taxa de ocupação e ADR elevado, mas custos operacionais altos, pode ter um RevPar satisfatório, mas um GOPPAR baixo, indicando que a operação não está gerando lucro suficiente.</text:p>
      <text:p text:style-name="P44"/>
      <text:p text:style-name="P2"><text:span text:style-name="Strong_20_Emphasis"><text:span text:style-name="T2">Considerações adicionais:</text:span></text:span></text:p>
      <text:list xml:id="list1672949799" text:style-name="L3">
        <text:list-item>
          <text:p text:style-name="P45">O RASK poderia ser adaptado para o setor de hospedagens, dividindo-se a receita total de diárias pelo número de camas disponíveis. No entanto, essa métrica não levaria em consideração o número de hóspedes por quarto, o que pode distorcer a análise.</text:p>
        </text:list-item>
        <text:list-item>
          <text:p text:style-name="P46">Outros indicadores específicos, como a taxa de conversão (porcentagem de reservas confirmadas em relação ao total de consultas) e o custo de aquisição de clientes (CAC), também podem ser relevantes para avaliar a performance de um hotel.</text:p>
        </text:list-item>
      </text:list>
      <text:p text:style-name="P2"><text:span text:style-name="Strong_20_Emphasis"><text:span text:style-name="T2">Conclusão:</text:span></text:span></text:p>
      <text:p text:style-name="P44">Embora o RASK não seja um indicador comum no setor de hospedagens, a análise de indicadores como RevPar, taxa de ocupação, ADR e GOPPAR é fundamental para avaliar a performance e a rentabilidade de um hotel.</text:p>
      <text:p text:style-name="P2"/>
      <text:p text:style-name="P2"/>
      <text:p text:style-name="P2"><text:span text:style-name="Strong_20_Emphasis"><text:span text:style-name="T2">Fatores que influenciam os indicadores:</text:span></text:span></text:p>
      <text:p text:style-name="P2"><text:span text:style-name="Strong_20_Emphasis"><text:span text:style-name="T2"/></text:span></text:p>
      <text:p text:style-name="P44">Diversos fatores podem influenciar os indicadores de performance de um hotel, como:</text:p>
      <text:p text:style-name="P44"/>
      <text:list xml:id="list1433211112" text:style-name="L4">
        <text:list-item>
          <text:p text:style-name="P5"><text:span text:style-name="Strong_20_Emphasis"><text:span text:style-name="T2">Localização:</text:span></text:span><text:span text:style-name="T5"> Hotéis em locais mais procurados geralmente têm maior demanda e podem praticar tarifas mais altas.</text:span></text:p>
        </text:list-item>
        <text:list-item>
          <text:p text:style-name="P5"><text:span text:style-name="T5"/></text:p>
        </text:list-item>
        <text:list-item>
          <text:p text:style-name="P6"><text:span text:style-name="Strong_20_Emphasis"><text:span text:style-name="T2">Tipo de hotel:</text:span></text:span><text:span text:style-name="T5"> Hotéis de luxo geralmente têm custos mais altos, mas também podem praticar tarifas mais elevadas.</text:span></text:p>
        </text:list-item>
        <text:list-item>
          <text:p text:style-name="P6"><text:span text:style-name="T5"/></text:p>
        </text:list-item>
        <text:list-item>
          <text:p text:style-name="P6"><text:span text:style-name="Strong_20_Emphasis"><text:span text:style-name="T2">Época do ano:</text:span></text:span><text:span text:style-name="T5"> A alta temporada geralmente leva a um aumento na demanda e nas tarifas.</text:span></text:p>
        </text:list-item>
        <text:list-item>
          <text:p text:style-name="P6"><text:span text:style-name="T5"/></text:p>
        </text:list-item>
        <text:list-item>
          <text:p text:style-name="P6"><text:span text:style-name="Strong_20_Emphasis"><text:span text:style-name="T2">Eventos:</text:span></text:span><text:span text:style-name="T5"> Eventos na região podem aumentar a demanda e as tarifas dos hotéis.</text:span></text:p>
        </text:list-item>
        <text:list-item>
          <text:p text:style-name="P6"><text:span text:style-name="T5"/></text:p>
        </text:list-item>
        <text:list-item>
          <text:p text:style-name="P6"><text:span text:style-name="Strong_20_Emphasis"><text:span text:style-name="T2">Competição:</text:span></text:span><text:span text:style-name="T5"> A concorrência com outros hotéis na região pode influenciar as tarifas e a taxa de ocupação.</text:span></text:p>
        </text:list-item>
        <text:list-item>
          <text:p text:style-name="P6"><text:span text:style-name="T5"/></text:p>
        </text:list-item>
      </text:list>
      <text:p text:style-name="P2"><text:span text:style-name="Strong_20_Emphasis"><text:span text:style-name="T2">Gestão estratégica:</text:span></text:span></text:p>
      <text:p text:style-name="P44">A análise dos indicadores de performance é fundamental para a gestão estratégica de um hotel. Ao identificar os pontos fortes e fracos da empresa, é possível tomar decisões estratégicas para otimizar o desempenho e aumentar a lucratividade, como:</text:p>
      <text:list xml:id="list1394727001" text:style-name="L5">
        <text:list-item>
          <text:p text:style-name="P7"><text:span text:style-name="Strong_20_Emphasis"><text:span text:style-name="T2">Ajuste de tarifas:</text:span></text:span><text:span text:style-name="T5"> Ajustar as tarifas de acordo com a demanda, sazonalidade e concorrência.</text:span></text:p>
        </text:list-item>
        <text:list-item>
          <text:p text:style-name="P8"><text:span text:style-name="Strong_20_Emphasis"><text:span text:style-name="T2">Promoções:</text:span></text:span><text:span text:style-name="T5"> Oferecer promoções para atrair hóspedes em períodos de baixa demanda.</text:span></text:p>
        </text:list-item>
        <text:list-item>
          <text:p text:style-name="P8"><text:span text:style-name="Strong_20_Emphasis"><text:span text:style-name="T2">Investimentos em melhorias:</text:span></text:span><text:span text:style-name="T5"> Investir em melhorias na infraestrutura e nos serviços para aumentar a atratividade do hotel.</text:span></text:p>
        </text:list-item>
        <text:list-item>
          <text:p text:style-name="P8"><text:span text:style-name="Strong_20_Emphasis"><text:span text:style-name="T2">Marketing e vendas:</text:span></text:span><text:span text:style-name="T5"> Implementar estratégias de marketing e vendas para aumentar a visibilidade do hotel e atrair novos clientes.</text:span></text:p>
        </text:list-item>
      </text:list>
      <text:p text:style-name="P2"><text:span text:style-name="Strong_20_Emphasis"><text:span text:style-name="T2">Conclusão:</text:span></text:span></text:p>
      <text:p text:style-name="P44">Embora o RASK não seja utilizado diretamente no setor hoteleiro, a análise de indicadores similares, como RevPAR, RevPOR, taxa de ocupação e ADR, fornece informações valiosas para avaliar a performance e a eficiência de um hotel. Através da gestão estratégica desses indicadores, é possível otimizar o desempenho da empresa, aumentar a lucratividade e alcançar o sucesso no mercado hoteleiro.</text:p>
      <text:p text:style-name="P2"/>
      <text:p text:style-name="P2"><text:soft-page-break/></text:p>
      <text:p text:style-name="P2"/>
      <text:p text:style-name="P2"/>
      <text:h text:style-name="P1" text:outline-level="2">Criando NFTs de Diárias de Hospedagem: Uma Abordagem Inovadora para o Setor de Turismo</text:h>
      <text:p text:style-name="P44">A ideia de criar NFTs (Non-Fungible Tokens) de diárias de hospedagem abre um mundo de possibilidades inovadoras para o setor de turismo. Essa iniciativa pode revolucionar a forma como proprietários e hóspedes interagem, oferecendo benefícios para ambos os lados.</text:p>
      <text:p text:style-name="P2"><text:span text:style-name="Strong_20_Emphasis"><text:span text:style-name="T2">Funcionalidades Essenciais:</text:span></text:span></text:p>
      <text:list xml:id="list272255867" text:style-name="L6">
        <text:list-item>
          <text:p text:style-name="P9"><text:span text:style-name="Strong_20_Emphasis"><text:span text:style-name="T2">Criação de NFTs por Tempo Indeterminado:</text:span></text:span><text:span text:style-name="T5"> Permita que proprietários ou seus procuradores criem NFTs de diárias para qualquer período, desde uma única noite até temporadas inteiras. Isso oferece flexibilidade e garante que os imóveis estejam sempre disponíveis para potenciais hóspedes.</text:span></text:p>
        </text:list-item>
        <text:list-item>
          <text:p text:style-name="P10"><text:span text:style-name="Strong_20_Emphasis"><text:span text:style-name="T2">Conexão Segura na Plataforma:</text:span></text:span><text:span text:style-name="T5"> Implemente uma plataforma robusta e segura para conectar NFTs com a identificação do proprietário ou procurador, ID do imóvel, imagens de acomodações e endereços de localização. Isso garante autenticidade, transparência e confiança para todas as transações.</text:span></text:p>
        </text:list-item>
        <text:list-item>
          <text:p text:style-name="P10"><text:span text:style-name="Strong_20_Emphasis"><text:span text:style-name="T2">Vinculação à Diária:</text:span></text:span><text:span text:style-name="T5"> O NFT deve estar diretamente vinculado à diária específica, garantindo que o comprador tenha acesso exclusivo à acomodação durante o período reservado.</text:span></text:p>
        </text:list-item>
        <text:list-item>
          <text:p text:style-name="P10"><text:span text:style-name="Strong_20_Emphasis"><text:span text:style-name="T2">Armazenamento Seguro:</text:span></text:span><text:span text:style-name="T5"> Utilize tecnologia blockchain para armazenar os NFTs de forma segura e imutável, protegendo-os contra falsificações e fraudes.</text:span></text:p>
        </text:list-item>
        <text:list-item>
          <text:p text:style-name="P10"><text:span text:style-name="Strong_20_Emphasis"><text:span text:style-name="T2">Funcionalidades Adicionais:</text:span></text:span><text:span text:style-name="T5"> Considere integrar funcionalidades adicionais, como a possibilidade de incluir serviços extras no NFT, como transfer do aeroporto, passeios turísticos ou degustações gastronômicas.</text:span></text:p>
        </text:list-item>
      </text:list>
      <text:p text:style-name="P2"><text:span text:style-name="Strong_20_Emphasis"><text:span text:style-name="T2">Benefícios para Proprietários:</text:span></text:span></text:p>
      <text:list xml:id="list3310940347" text:style-name="L7">
        <text:list-item>
          <text:p text:style-name="P11"><text:span text:style-name="Strong_20_Emphasis"><text:span text:style-name="T2">Maior Alcance:</text:span></text:span><text:span text:style-name="T5"> Alcance um público global de potenciais hóspedes interessados em experiências únicas e autênticas.</text:span></text:p>
        </text:list-item>
        <text:list-item>
          <text:p text:style-name="P12"><text:span text:style-name="Strong_20_Emphasis"><text:span text:style-name="T2">Otimização de Renda:</text:span></text:span><text:span text:style-name="T5"> Crie NFTs com preços premium para datas de alta demanda ou eventos especiais, maximizando a receita.</text:span></text:p>
        </text:list-item>
        <text:list-item>
          <text:p text:style-name="P12"><text:span text:style-name="Strong_20_Emphasis"><text:span text:style-name="T2">Fidelização de Clientes:</text:span></text:span><text:span text:style-name="T5"> Recompense hóspedes fiéis com NFTs exclusivos, oferecendo descontos ou benefícios adicionais.</text:span></text:p>
        </text:list-item>
        <text:list-item>
          <text:p text:style-name="P12"><text:span text:style-name="Strong_20_Emphasis"><text:span text:style-name="T2">Eliminação de Intermediários:</text:span></text:span><text:span text:style-name="T5"> Reduza custos e comissões ao eliminar a necessidade de intermediários, como plataformas de reservas online.</text:span></text:p>
        </text:list-item>
        <text:list-item>
          <text:p text:style-name="P12"><text:span text:style-name="Strong_20_Emphasis"><text:span text:style-name="T2">Propriedade Digital:</text:span></text:span><text:span text:style-name="T5"> Mantenha a propriedade digital das diárias, mesmo após a venda do NFT, permitindo a criação de royalties ou programas de fidelidade.</text:span></text:p>
        </text:list-item>
      </text:list>
      <text:p text:style-name="P2"><text:span text:style-name="Strong_20_Emphasis"><text:span text:style-name="T2">Benefícios para Hóspedes:</text:span></text:span></text:p>
      <text:list xml:id="list3650410664" text:style-name="L8">
        <text:list-item>
          <text:p text:style-name="P13"><text:span text:style-name="Strong_20_Emphasis"><text:span text:style-name="T2">Experiências Exclusivas:</text:span></text:span><text:span text:style-name="T5"> Acesse acomodações únicas e autênticas que não estão disponíveis em plataformas tradicionais.</text:span></text:p>
        </text:list-item>
        <text:list-item>
          <text:p text:style-name="P14"><text:span text:style-name="Strong_20_Emphasis"><text:span text:style-name="T2">Propriedade Digital:</text:span></text:span><text:span text:style-name="T5"> Torne-se proprietário digital da diária, desfrutando de exclusividade e segurança na reserva.</text:span></text:p>
        </text:list-item>
        <text:list-item>
          <text:p text:style-name="P14"><text:span text:style-name="Strong_20_Emphasis"><text:span text:style-name="T2">Flexibilidade:</text:span></text:span><text:span text:style-name="T5"> Reserve diárias com antecedência e personalize sua experiência de acordo com suas necessidades.</text:span></text:p>
        </text:list-item>
        <text:list-item>
          <text:p text:style-name="P14"><text:span text:style-name="Strong_20_Emphasis"><text:span text:style-name="T2">Segurança e Transparência:</text:span></text:span><text:span text:style-name="T5"> Tenha a certeza de que a reserva é autêntica e que o imóvel corresponde às imagens e descrições.</text:span></text:p>
        </text:list-item>
        <text:list-item>
          <text:p text:style-name="P14"><text:span text:style-name="Strong_20_Emphasis"><text:span text:style-name="T2">Conexão Direta com Proprietários:</text:span></text:span><text:span text:style-name="T5"> Conecte-se diretamente com os proprietários, criando um relacionamento mais pessoal e autêntico.</text:span></text:p>
        </text:list-item>
      </text:list>
      <text:p text:style-name="P2"><text:span text:style-name="Strong_20_Emphasis"><text:span text:style-name="T2">Considerações Adicionais:</text:span></text:span></text:p>
      <text:list xml:id="list2832549919" text:style-name="L9">
        <text:list-item>
          <text:p text:style-name="P15"><text:span text:style-name="Strong_20_Emphasis"><text:span text:style-name="T2">Regulamentação:</text:span></text:span><text:span text:style-name="T5"> É crucial estar ciente das leis e regulamentações relacionadas a NFTs e criptomoedas em cada jurisdição para garantir o cumprimento legal.</text:span></text:p>
        </text:list-item>
        <text:list-item>
          <text:p text:style-name="P16"><text:span text:style-name="Strong_20_Emphasis"><text:span text:style-name="T2">Segurança Cibernética:</text:span></text:span><text:span text:style-name="T5"> Implemente medidas robustas de segurança cibernética para proteger a plataforma e os NFTs contra ataques e fraudes.</text:span></text:p>
        </text:list-item>
        <text:list-item>
          <text:p text:style-name="P16"><text:span text:style-name="Strong_20_Emphasis"><text:span text:style-name="T2">Experiência do Usuário:</text:span></text:span><text:span text:style-name="T5"> Crie uma interface amigável e intuitiva para facilitar a criação, compra e venda de NFTs de diárias de hospedagem.</text:span></text:p>
        </text:list-item>
        <text:list-item>
          <text:p text:style-name="P16"><text:span text:style-name="Strong_20_Emphasis"><text:span text:style-name="T2">Marketing e Promoção:</text:span></text:span><text:span text:style-name="T5"> Promova a plataforma e os NFTs de diárias de hospedagem para alcançar um público amplo de potenciais usuários.</text:span></text:p>
        </text:list-item>
      </text:list>
      <text:p text:style-name="P2"><text:span text:style-name="Strong_20_Emphasis"><text:span text:style-name="T2">Conclusão:</text:span></text:span></text:p>
      <text:p text:style-name="P44">A criação de NFTs de diárias de hospedagem tem o potencial de revolucionar o setor de turismo, oferecendo benefícios para proprietários e hóspedes. Ao combinar a tecnologia blockchain com as necessidades do mercado, essa iniciativa pode abrir caminho para um futuro mais inovador, transparente e seguro para o setor de hospedagem.</text:p>
      <text:p text:style-name="P2"><text:span text:style-name="Strong_20_Emphasis"><text:span text:style-name="T2">Lembre-se:</text:span></text:span><text:span text:style-name="T5"> É importante realizar pesquisas aprofundadas e buscar assessoria jurídica e especializada antes de implementar qualquer solução de NFT para diárias de hospedagem.</text:span></text:p>
      <text:p text:style-name="P2"/>
      <text:p text:style-name="P2"/>
      <text:h text:style-name="P1" text:outline-level="2"><text:soft-page-break/>Criação de NFT para Diárias de Hospedagem: Uma Abordagem Inovadora para o Setor de Turismo</text:h>
      <text:p text:style-name="P44">A ideia de criar NFTs (Non-Fungible Tokens) para diárias de hospedagem em aptos e casas de férias apresenta um conceito inovador e promissor para o setor de turismo. Essa iniciativa pode revolucionar a forma como proprietários e hóspedes interagem, abrindo um leque de possibilidades para reservas, fidelização e novos modelos de negócios.</text:p>
      <text:p text:style-name="P2"><text:span text:style-name="Strong_20_Emphasis"><text:span text:style-name="T2"/></text:span></text:p>
      <text:p text:style-name="P2"><text:span text:style-name="Strong_20_Emphasis"><text:span text:style-name="T2">Funcionalidades Essenciais:</text:span></text:span></text:p>
      <text:list xml:id="list372053364" text:style-name="L10">
        <text:list-item>
          <text:p text:style-name="P17"><text:span text:style-name="Strong_20_Emphasis"><text:span text:style-name="T2">Criação de NFTs por Tempo Indeterminado:</text:span></text:span><text:span text:style-name="T5"> Permita que proprietários ou seus procuradores criem NFTs para diárias de seus imóveis sem restrições de tempo, possibilitando a venda e o uso em diferentes temporadas.</text:span></text:p>
        </text:list-item>
      </text:list>
      <text:p text:style-name="P2"><text:span text:style-name="T5"><text:tab/><text:line-break/><text:tab/></text:span><text:span text:style-name="T3">Uma Análise Detalhada de Benefícios e Desvantagens</text:span></text:p>
      <text:p text:style-name="P44"><text:tab/>A criação de NFTs (Non-Fungible Tokens) para diárias de hospedagem em aptos e casas de férias, com a possibilidade de <text:tab/>serem <text:tab/>criados por tempo indeterminado, apresenta um conceito inovador com diversos benefícios e desvantagens que <text:tab/>devem ser cuidadosamente considerados por proprietários, potenciais compradores e plataformas que desejam implementar <text:tab/>essa solução.</text:p>
      <text:p text:style-name="P44"/>
      <text:p text:style-name="P2"><text:span text:style-name="T5"><text:tab/></text:span><text:span text:style-name="Strong_20_Emphasis"><text:span text:style-name="T2">Benefícios:</text:span></text:span></text:p>
      <text:p text:style-name="P2"><text:span text:style-name="Strong_20_Emphasis"><text:span text:style-name="T2"><text:tab/>Flexibilidade para Proprietários:</text:span></text:span></text:p>
      <text:list xml:id="list1745120820" text:style-name="L14">
        <text:list-item>
          <text:p text:style-name="P25"><text:span text:style-name="Strong_20_Emphasis"><text:span text:style-name="T2">Controle total sobre a venda de diárias:</text:span></text:span></text:p>
          <text:list>
            <text:list-header>
              <text:p text:style-name="P25"><text:span text:style-name="Strong_20_Emphasis"><text:span text:style-name="T2">- </text:span></text:span><text:span text:style-name="T5">Defina preços, datas disponíveis e condições de reserva com total autonomia, otimizando a ocupação do imóvel e maximizando a receita.</text:span></text:p>
              <text:p text:style-name="P25"><text:span text:style-name="T5">- Proprietários definem preços, datas e condições das reservas, sem restrições de tempo.</text:span></text:p>
            </text:list-header>
          </text:list>
        </text:list-item>
        <text:list-item>
          <text:p text:style-name="P26"><text:span text:style-name="Strong_20_Emphasis"><text:span text:style-name="T2">Novos canais de venda:</text:span></text:span></text:p>
          <text:list>
            <text:list-header>
              <text:p text:style-name="P26"><text:span text:style-name="T5">Alcance um público global de entusiastas de NFT e investidores em criptomoedas, expandindo as possibilidades de venda e fidelização de clientes.</text:span></text:p>
              <text:p text:style-name="P26"><text:span text:style-name="T5"/></text:p>
            </text:list-header>
          </text:list>
        </text:list-item>
        <text:list-item>
          <text:p text:style-name="P26"><text:span text:style-name="Strong_20_Emphasis"><text:span text:style-name="T2">Otimização de ocupação:</text:span></text:span></text:p>
          <text:list>
            <text:list-header>
              <text:p text:style-name="P26"><text:span text:style-name="Strong_20_Emphasis"><text:span text:style-name="T4">- </text:span></text:span><text:span text:style-name="T5">Venda NFTs para diárias em baixa temporada ou com antecedência, garantindo renda previsível e diminuindo o risco de vacância.</text:span></text:p>
              <text:p text:style-name="P26"><text:span text:style-name="T5"/></text:p>
            </text:list-header>
          </text:list>
        </text:list-item>
        <text:list-item>
          <text:p text:style-name="P26"><text:span text:style-name="Strong_20_Emphasis"><text:span text:style-name="T2">Exploração de novos modelos de negócios</text:span></text:span></text:p>
          <text:list>
            <text:list-header>
              <text:p text:style-name="P26"><text:span text:style-name="Strong_20_Emphasis"><text:span text:style-name="T2">- </text:span></text:span><text:span text:style-name="T5"> Crie leilões de diárias exclusivas, pacotes de hospedagem com NFTs e parcerias com empresas do setor turístico, gerando novas fontes de receita e fidelizando clientes.</text:span></text:p>
            </text:list-header>
          </text:list>
        </text:list-item>
      </text:list>
      <text:p text:style-name="P39"><text:span text:style-name="T6"><text:tab/> <text:s text:c="3"/></text:span></text:p>
      <text:p text:style-name="P39"><text:span text:style-name="T6"><text:s text:c="25"/></text:span><text:span text:style-name="Strong_20_Emphasis"><text:span text:style-name="T2">Fidelização de Clientes:</text:span></text:span><text:span text:style-name="T5"> Implementação de programas de fidelidade e benefícios exclusivos para detentores de NFTs, <text:s text:c="5"/><text:tab/><text:tab/>fidelizando clientes e incentivando a recompra de diárias.</text:span></text:p>
      <text:p text:style-name="P47"><text:span text:style-name="T5"/></text:p>
      <text:list xml:id="list909572600" text:style-name="L20">
        <text:list-header>
          <text:p text:style-name="P38"><text:span text:style-name="T5"/></text:p>
          <text:p text:style-name="P38"><text:span text:style-name="T5"/></text:p>
        </text:list-header>
      </text:list>
      <text:p text:style-name="P2"><text:span text:style-name="Strong_20_Emphasis"><text:span text:style-name="T2"><text:tab/>Experiência Inovadora para Hóspedes:</text:span></text:span></text:p>
      <text:p text:style-name="P2"><text:span text:style-name="Strong_20_Emphasis"><text:span text:style-name="T2"/></text:span></text:p>
      <text:list xml:id="list2339708838" text:style-name="L15">
        <text:list-item>
          <text:p text:style-name="P28"><text:span text:style-name="Strong_20_Emphasis"><text:span text:style-name="T2">Segurança e autenticidade:</text:span></text:span></text:p>
          <text:list>
            <text:list-header>
              <text:p text:style-name="P28"><text:span text:style-name="Strong_20_Emphasis"><text:span text:style-name="T2">- </text:span></text:span><text:span text:style-name="T5">Tenha a certeza de que a diária reservada é autêntica e está vinculada a um imóvel real, evitando fraudes e garantindo uma experiência tranquila.</text:span></text:p>
              <text:p text:style-name="P28"><text:span text:style-name="Strong_20_Emphasis"><text:span text:style-name="T5"/></text:span></text:p>
            </text:list-header>
            <text:list-item>
              <text:p text:style-name="P28"><text:span text:style-name="Strong_20_Emphasis"><text:span text:style-name="T2">Experiência Inovadora:</text:span></text:span><text:span text:style-name="T5">Reserva de diárias de hospedagem através de tecnologia blockchain e NFTs, proporcionando uma experiência única e segura.</text:span></text:p>
              <text:p text:style-name="P28"><text:span text:style-name="T5"/></text:p>
            </text:list-item>
          </text:list>
          <text:p text:style-name="P27"><text:span text:style-name="T5"/></text:p>
        </text:list-item>
        <text:list-item>
          <text:p text:style-name="P29"><text:span text:style-name="Strong_20_Emphasis"><text:span text:style-name="T2">Propriedade exclusiva:</text:span></text:span></text:p>
          <text:list>
            <text:list-header>
              <text:p text:style-name="P29"><text:span text:style-name="Strong_20_Emphasis"><text:span text:style-name="T2">- </text:span></text:span><text:span text:style-name="T5">Torne-se proprietário de uma diária específica em um imóvel de sua preferência, garantindo acesso exclusivo à data e local desejados.</text:span></text:p>
            </text:list-header>
          </text:list>
        </text:list-item>
        <text:list-item>
          <text:p text:style-name="P29"><text:span text:style-name="Strong_20_Emphasis"><text:span text:style-name="T2">Benefícios exclusivos:</text:span></text:span></text:p>
          <text:list>
            <text:list-header>
              <text:p text:style-name="P29"><text:span text:style-name="Strong_20_Emphasis"><text:span text:style-name="T2">- </text:span></text:span><text:span text:style-name="T5">Desfrute de descontos em outras reservas, acesso a áreas VIP ou serviços adicionais por ser detentor de um NFT.</text:span></text:p>
            </text:list-header>
          </text:list>
        </text:list-item>
        <text:list-item>
          <text:p text:style-name="P29"><text:span text:style-name="Strong_20_Emphasis"><text:span text:style-name="T2">Oportunidade de investimento:</text:span></text:span></text:p>
          <text:list>
            <text:list-header>
              <text:p text:style-name="P29"><text:span text:style-name="Strong_20_Emphasis"><text:span text:style-name="T2">- </text:span></text:span><text:span text:style-name="T5">Potencialmente, os NFTs de diárias de hospedagem podem ter valor de revenda no mercado secundário, abrindo oportunidades de investimento para os detentores.</text:span></text:p>
            </text:list-header>
          </text:list>
        </text:list-item>
      </text:list>
      <text:p text:style-name="P40"><text:span text:style-name="Strong_20_Emphasis"><text:span text:style-name="T2"><text:tab/></text:span></text:span></text:p>
      <text:p text:style-name="P40"><text:span text:style-name="Strong_20_Emphasis"><text:span text:style-name="T2"/></text:span></text:p>
      <text:p text:style-name="P40"><text:span text:style-name="Strong_20_Emphasis"><text:span text:style-name="T2"/></text:span></text:p>
      <text:p text:style-name="P40"><text:span text:style-name="Strong_20_Emphasis"><text:span text:style-name="T2"/></text:span></text:p>
      <text:p text:style-name="P40"><text:soft-page-break/><text:span text:style-name="Strong_20_Emphasis"><text:span text:style-name="T2"><text:tab/></text:span></text:span></text:p>
      <text:p text:style-name="P40"><text:span text:style-name="Strong_20_Emphasis"><text:span text:style-name="T2"><text:tab/>Desvantagens:</text:span></text:span></text:p>
      <text:p text:style-name="P2"><text:span text:style-name="Strong_20_Emphasis"><text:span text:style-name="T2"><text:tab/>Desafios para Proprietários:</text:span></text:span></text:p>
      <text:list xml:id="list962904240" text:style-name="L16">
        <text:list-item>
          <text:p text:style-name="P30"><text:span text:style-name="Strong_20_Emphasis"><text:span text:style-name="T2">Regulamentação e aceitação:</text:span></text:span></text:p>
          <text:list>
            <text:list-header>
              <text:p text:style-name="P30"><text:span text:style-name="Strong_20_Emphasis"><text:span text:style-name="T2">- </text:span></text:span><text:span text:style-name="T5">É fundamental acompanhar o desenvolvimento da regulamentação do mercado de NFTs e garantir que a plataforma esteja em conformidade com as leis e normas vigentes, o que pode ser um processo complexo e custoso.</text:span></text:p>
              <text:p text:style-name="P30"><text:span text:style-name="Strong_20_Emphasis"><text:span text:style-name="T2">Incertezas Legais:</text:span></text:span><text:span text:style-name="T5"> Falta de clareza em leis e normas sobre NFTs, exigindo monitoramento e adaptação constante.</text:span></text:p>
              <text:p text:style-name="P30"><text:span text:style-name="T5"/></text:p>
            </text:list-header>
          </text:list>
        </text:list-item>
        <text:list-item>
          <text:p text:style-name="P31"><text:span text:style-name="Strong_20_Emphasis"><text:span text:style-name="T2">Custos de criação e plataforma:</text:span></text:span></text:p>
          <text:list>
            <text:list-header>
              <text:p text:style-name="P31"><text:span text:style-name="Strong_20_Emphasis"><text:span text:style-name="T2">- </text:span></text:span><text:span text:style-name="T5">A criação de NFTs e a manutenção da plataforma podem gerar custos de desenvolvimento, hospedagem e transações, que devem ser considerados e repassados aos preços das diárias.</text:span></text:p>
            </text:list-header>
          </text:list>
        </text:list-item>
        <text:list-item>
          <text:p text:style-name="P31"><text:span text:style-name="Strong_20_Emphasis"><text:span text:style-name="T2">Volatilidade do mercado:</text:span></text:span><text:span text:style-name="T5"> </text:span></text:p>
          <text:list>
            <text:list-header>
              <text:p text:style-name="P31"><text:span text:style-name="T5">- O valor dos NFTs pode oscilar significativamente no mercado secundário, o que pode gerar incerteza para os proprietários e afetar seus planos de receita.</text:span></text:p>
            </text:list-header>
          </text:list>
        </text:list-item>
        <text:list-item>
          <text:p text:style-name="P31"><text:span text:style-name="Strong_20_Emphasis"><text:span text:style-name="T2">Risco de fraude:</text:span></text:span></text:p>
          <text:list>
            <text:list-header>
              <text:p text:style-name="P31"><text:span text:style-name="Strong_20_Emphasis"><text:span text:style-name="T2">- </text:span></text:span><text:span text:style-name="T5">É necessário implementar medidas robustas de segurança para proteger os NFTs contra fraudes, acessos não autorizados e ataques cibernéticos, o que exige investimentos em tecnologia e expertise.</text:span></text:p>
            </text:list-header>
          </text:list>
        </text:list-item>
      </text:list>
      <text:p text:style-name="P39"><text:span text:style-name="T5"><text:tab/></text:span></text:p>
      <text:p text:style-name="P39"><text:span text:style-name="Strong_20_Emphasis"><text:span text:style-name="T5"><text:tab/></text:span></text:span><text:span text:style-name="Strong_20_Emphasis"><text:span text:style-name="T1">Desafios Técnicos e de Segurança:</text:span></text:span></text:p>
      <text:p text:style-name="P39"><text:span text:style-name="Strong_20_Emphasis"><text:span text:style-name="T2"/></text:span></text:p>
      <text:list xml:id="list1846742868" text:style-name="L25">
        <text:list-item>
          <text:p text:style-name="P41"><text:span text:style-name="Strong_20_Emphasis"><text:span text:style-name="T2">Integração com Sistemas Existentes:</text:span></text:span></text:p>
          <text:list>
            <text:list-header>
              <text:p text:style-name="P41"><text:span text:style-name="Strong_20_Emphasis"><text:span text:style-name="T2">- </text:span></text:span><text:span text:style-name="T5">Dificuldade de integração com plataformas de reservas e gestão de propriedades.</text:span></text:p>
            </text:list-header>
          </text:list>
        </text:list-item>
        <text:list-item>
          <text:p text:style-name="P42"><text:span text:style-name="Strong_20_Emphasis"><text:span text:style-name="T2">Segurança e Proteção contra Fraudes: </text:span></text:span></text:p>
          <text:list>
            <text:list-header>
              <text:p text:style-name="P42"><text:span text:style-name="Strong_20_Emphasis"><text:span text:style-name="T5">- </text:span></text:span><text:span text:style-name="T5">Implementação de medidas robustas para proteger NFTs contra fraudes e ataques cibernéticos.</text:span></text:p>
            </text:list-header>
          </text:list>
        </text:list-item>
        <text:list-item>
          <text:p text:style-name="P42"><text:span text:style-name="Strong_20_Emphasis"><text:span text:style-name="T2">Custos de Desenvolvimento e Manutenção: </text:span></text:span></text:p>
          <text:list>
            <text:list-header>
              <text:p text:style-name="P42"><text:span text:style-name="Strong_20_Emphasis"><text:span text:style-name="T2">- </text:span></text:span><text:span text:style-name="T5">Investimento em tecnologia e equipe especializada para garantir o funcionamento da plataforma.</text:span></text:p>
            </text:list-header>
          </text:list>
        </text:list-item>
      </text:list>
      <text:p text:style-name="P37"><text:span text:style-name="T5"/></text:p>
      <text:p text:style-name="P2"><text:span text:style-name="Strong_20_Emphasis"><text:span text:style-name="T2"><text:tab/>Desafios para Hóspedes:</text:span></text:span></text:p>
      <text:list xml:id="list2841103702" text:style-name="L17">
        <text:list-item>
          <text:p text:style-name="P32"><text:span text:style-name="Strong_20_Emphasis"><text:span text:style-name="T2">Falta de familiaridade com NFTs:</text:span></text:span><text:span text:style-name="T5"> O conceito de NFTs ainda é relativamente novo para a maioria das pessoas, o que pode gerar dificuldades na compreensão da tecnologia e do processo de compra.</text:span></text:p>
        </text:list-item>
        <text:list-item>
          <text:p text:style-name="P33"><text:span text:style-name="Strong_20_Emphasis"><text:span text:style-name="T2">Volatilidade do mercado:</text:span></text:span><text:span text:style-name="T5"> O valor dos NFTs pode oscilar significativamente no mercado secundário, o que pode levar a perdas para os compradores caso revendam o NFT por um valor inferior ao que compraram.</text:span></text:p>
        </text:list-item>
        <text:list-item>
          <text:p text:style-name="P33"><text:span text:style-name="Strong_20_Emphasis"><text:span text:style-name="T2">Custos de transação:</text:span></text:span><text:span text:style-name="T5"> As transações com NFTs podem envolver taxas de gas e outros custos associados, que podem ser altos, especialmente para iniciantes.</text:span></text:p>
        </text:list-item>
        <text:list-item>
          <text:p text:style-name="P33"><text:span text:style-name="Strong_20_Emphasis"><text:span text:style-name="T2">Dependência da plataforma:</text:span></text:span><text:span text:style-name="T5"> O acesso e a utilização dos NFTs dependem da plataforma utilizada, o que pode gerar problemas caso a plataforma seja desativada ou apresente falhas.</text:span></text:p>
        </text:list-item>
      </text:list>
      <text:list xml:id="list3967082250" text:style-name="L26">
        <text:list-item>
          <text:p text:style-name="P43"><text:span text:style-name="Strong_20_Emphasis"><text:span text:style-name="T2">Custos de Aquisição:</text:span></text:span><text:span text:style-name="T5"> Os custos de aquisição de NFTs podem ser altos, especialmente para diárias em alta temporada ou em imóveis luxuosos.</text:span></text:p>
        </text:list-item>
        <text:list-item>
          <text:p text:style-name="P43"><text:span text:style-name="Strong_20_Emphasis"><text:span text:style-name="T2">Dependência da Plataforma:</text:span></text:span><text:span text:style-name="T5"> O acesso às diárias e aos benefícios dos NFTs depende da plataforma, que pode ser descontinuada ou apresentar falhas.</text:span></text:p>
        </text:list-item>
        <text:list-item>
          <text:p text:style-name="P43"><text:span text:style-name="Strong_20_Emphasis"><text:span text:style-name="T2">Risco de Fraudes:</text:span></text:span><text:span text:style-name="T5"> A falsificação de NFTs e a fraude na plataforma são riscos potenciais, que podem levar a perdas financeiras para os hóspedes.</text:span></text:p>
        </text:list-item>
        <text:list-item>
          <text:p text:style-name="P43"><text:span text:style-name="Strong_20_Emphasis"><text:span text:style-name="T2">Falta de Liquidez:</text:span></text:span><text:span text:style-name="T5"> A venda dos NFTs no mercado secundário pode ser difícil, especialmente se a demanda for baixa ou se o mercado de NFTs não se desenvolver como esperado.</text:span></text:p>
        </text:list-item>
      </text:list>
      <text:p text:style-name="P37"><text:span text:style-name="T5"/></text:p>
      <text:p text:style-name="P37"><text:span text:style-name="T5"/></text:p>
      <text:p text:style-name="P37"><text:span text:style-name="T5"/></text:p>
      <text:p text:style-name="P37"><text:span text:style-name="T5"/></text:p>
      <text:p text:style-name="P37"><text:span text:style-name="T5"/></text:p>
      <text:p text:style-name="P37"><text:span text:style-name="T5"/></text:p>
      <text:p text:style-name="P37"><text:span text:style-name="T5"/></text:p>
      <text:p text:style-name="P37"><text:span text:style-name="T5"/></text:p>
      <text:p text:style-name="P37"><text:span text:style-name="T5"/></text:p>
      <text:p text:style-name="P37"><text:span text:style-name="T5"/></text:p>
      <text:p text:style-name="P37"><text:span text:style-name="T5"/></text:p>
      <text:p text:style-name="P37"><text:span text:style-name="T5"/></text:p>
      <text:p text:style-name="P37"><text:span text:style-name="T5"/></text:p>
      <text:p text:style-name="P37"><text:soft-page-break/><text:span text:style-name="T5"/></text:p>
      <text:p text:style-name="P2"><text:span text:style-name="Strong_20_Emphasis"><text:span text:style-name="T2"><text:tab/>Desafios para Plataformas:</text:span></text:span></text:p>
      <text:list xml:id="list2573468649" text:style-name="L18">
        <text:list-item>
          <text:p text:style-name="P34"><text:span text:style-name="Strong_20_Emphasis"><text:span text:style-name="T2">Desenvolvimento e manutenção da plataforma:</text:span></text:span><text:span text:style-name="T5"> A criação e a manutenção de uma plataforma segura, confiável e fácil de usar exige investimentos significativos em tecnologia, equipe de desenvolvimento e infraestrutura.</text:span></text:p>
        </text:list-item>
        <text:list-item>
          <text:p text:style-name="P35"><text:span text:style-name="Strong_20_Emphasis"><text:span text:style-name="T2">Integração com sistemas existentes:</text:span></text:span><text:span text:style-name="T5"> A plataforma precisa se integrar com sistemas de reservas e gestão de propriedades existentes para facilitar a operacionalização e oferecer uma experiência completa aos usuários, o que pode ser um processo complexo e desafiador.</text:span></text:p>
        </text:list-item>
        <text:list-item>
          <text:p text:style-name="P35"><text:span text:style-name="Strong_20_Emphasis"><text:span text:style-name="T2">Segurança e proteção contra fraudes:</text:span></text:span><text:span text:style-name="T5"> Implementar medidas robustas de segurança para proteger os NFTs contra fraudes, acessos não autorizados e ataques cibernéticos é crucial para garantir a confiabilidade da plataforma e proteger os usuários.</text:span></text:p>
        </text:list-item>
        <text:list-item>
          <text:p text:style-name="P35"><text:span text:style-name="Strong_20_Emphasis"><text:span text:style-name="T2">Educação e conscientização:</text:span></text:span><text:span text:style-name="T5"> É necessário educar e conscientizar proprietários e hóspedes sobre os benefícios e funcionalidades dos NFTs para diárias de hospedagem, dissipando dúvidas e construindo confiança na plataforma.</text:span></text:p>
        </text:list-item>
      </text:list>
      <text:p text:style-name="P2"><text:span text:style-name="Strong_20_Emphasis"><text:span text:style-name="T2"><text:tab/>Considerações Adicionais:</text:span></text:span></text:p>
      <text:list xml:id="list228467464" text:style-name="L19">
        <text:list-item>
          <text:p text:style-name="P36"><text:span text:style-name="Strong_20_Emphasis"><text:span text:style-name="T2">Impacto ambiental:</text:span></text:span><text:span text:style-name="T5"> A criação e transação de NFTs</text:span></text:p>
        </text:list-item>
      </text:list>
      <text:p text:style-name="P44"/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list xml:id="list120352067977190" text:continue-list="list372053364" text:style-name="L10">
        <text:list-item>
          <text:p text:style-name="P18"><text:span text:style-name="Strong_20_Emphasis"><text:span text:style-name="T2">Conexão Segura na Plataforma:</text:span></text:span><text:span text:style-name="T5"> Implemente uma plataforma segura e transparente onde os NFTs sejam vinculados à identidade do proprietário ou procurador, ao ID do imóvel, às imagens das acomodações e ao endereço da localização.</text:span></text:p>
        </text:list-item>
        <text:list-item>
          <text:p text:style-name="P18"><text:span text:style-name="Strong_20_Emphasis"><text:span text:style-name="T2">Identificação Clara:</text:span></text:span><text:span text:style-name="T5"> Garanta a identificação clara e confiável de cada NFT, associando-o a um imóvel específico e seu respectivo proprietário, evitando fraudes e garantindo a autenticidade da oferta.</text:span></text:p>
        </text:list-item>
        <text:list-item>
          <text:p text:style-name="P18"><text:span text:style-name="Strong_20_Emphasis"><text:span text:style-name="T2">Imagens de Alta Qualidade:</text:span></text:span><text:span text:style-name="T5"> Utilize imagens de alta qualidade para apresentar os imóveis de forma atraente e fidedigna, proporcionando aos potenciais hóspedes uma experiência visual completa.</text:span></text:p>
        </text:list-item>
        <text:list-item>
          <text:p text:style-name="P18"><text:span text:style-name="Strong_20_Emphasis"><text:span text:style-name="T2">Localização Detalhada:</text:span></text:span><text:span text:style-name="T5"> Indique a localização precisa do imóvel, incluindo endereço completo, mapa interativo e pontos de referência próximos, facilitando a pesquisa e o planejamento da viagem para os hóspedes.</text:span></text:p>
        </text:list-item>
      </text:list>
      <text:p text:style-name="P2"><text:span text:style-name="Strong_20_Emphasis"><text:span text:style-name="T2">Benefícios para Proprietários:</text:span></text:span></text:p>
      <text:list xml:id="list2048448838" text:style-name="L11">
        <text:list-item>
          <text:p text:style-name="P19"><text:span text:style-name="Strong_20_Emphasis"><text:span text:style-name="T2">Novos Canais de Venda:</text:span></text:span><text:span text:style-name="T5"> Crie novos canais de venda para suas diárias, alcançando um público global de entusiastas de NFT e investidores em criptomoedas.</text:span></text:p>
        </text:list-item>
        <text:list-item>
          <text:p text:style-name="P20"><text:span text:style-name="Strong_20_Emphasis"><text:span text:style-name="T2">Flexibilidade e Controle:</text:span></text:span><text:span text:style-name="T5"> Tenha total controle sobre a criação e venda dos NFTs, definindo preços, datas disponíveis e condições de reserva com total autonomia.</text:span></text:p>
        </text:list-item>
        <text:list-item>
          <text:p text:style-name="P20"><text:span text:style-name="Strong_20_Emphasis"><text:span text:style-name="T2">Fidelização de Clientes:</text:span></text:span><text:span text:style-name="T5"> Recompense clientes fiéis e incentive a recompra de diárias através de programas de fidelidade e benefícios exclusivos para detentores de NFTs.</text:span></text:p>
        </text:list-item>
        <text:list-item>
          <text:p text:style-name="P20"><text:span text:style-name="Strong_20_Emphasis"><text:span text:style-name="T2">Otimização de Ocupação:</text:span></text:span><text:span text:style-name="T5"> Otimize a ocupação de seus imóveis durante todo o ano, vendendo NFTs para diárias em baixa temporada ou com antecedência, garantindo renda previsível.</text:span></text:p>
        </text:list-item>
        <text:list-item>
          <text:p text:style-name="P20"><text:span text:style-name="Strong_20_Emphasis"><text:span text:style-name="T2">Exploração de Novos Modelos de Negócios:</text:span></text:span><text:span text:style-name="T5"> Explore novos modelos de negócios, como leilões de diárias exclusivas, pacotes de hospedagem com NFTs e parcerias com empresas do setor turístico.</text:span></text:p>
        </text:list-item>
      </text:list>
      <text:p text:style-name="P2"><text:span text:style-name="Strong_20_Emphasis"><text:span text:style-name="T2">Benefícios para Hóspedes:</text:span></text:span></text:p>
      <text:list xml:id="list2904211252" text:style-name="L12">
        <text:list-item>
          <text:p text:style-name="P21"><text:span text:style-name="Strong_20_Emphasis"><text:span text:style-name="T2">Experiência Inovadora:</text:span></text:span><text:span text:style-name="T5"> Experimente uma nova forma de reservar diárias de hospedagem, utilizando tecnologia blockchain e NFTs para garantir autenticidade e segurança.</text:span></text:p>
        </text:list-item>
        <text:list-item>
          <text:p text:style-name="P22"><text:span text:style-name="Strong_20_Emphasis"><text:span text:style-name="T2">Propriedade Exclusiva:</text:span></text:span><text:span text:style-name="T5"> Torne-se proprietário de uma diária específica em um imóvel de sua preferência, garantindo acesso exclusivo à data e local desejados.</text:span></text:p>
        </text:list-item>
        <text:list-item>
          <text:p text:style-name="P22"><text:span text:style-name="Strong_20_Emphasis"><text:span text:style-name="T2">Segurança e Transparência:</text:span></text:span><text:span text:style-name="T5"> Tenha a certeza de que a diária reservada é autêntica e está vinculada a um imóvel real, evitando fraudes e garantindo uma experiência tranquila.</text:span></text:p>
        </text:list-item>
        <text:list-item>
          <text:p text:style-name="P22"><text:span text:style-name="Strong_20_Emphasis"><text:span text:style-name="T2">Benefícios Exclusivos:</text:span></text:span><text:span text:style-name="T5"> Desfrute de benefícios exclusivos para detentores de NFTs, como descontos em outras reservas, acesso a áreas VIP ou serviços adicionais.</text:span></text:p>
        </text:list-item>
        <text:list-item>
          <text:p text:style-name="P22"><text:span text:style-name="Strong_20_Emphasis"><text:span text:style-name="T2">Oportunidade de Investimento:</text:span></text:span><text:span text:style-name="T5"> Potencialmente, os NFTs de diárias de hospedagem podem ter valor de revenda no mercado secundário, abrindo oportunidades de investimento para os detentores.</text:span></text:p>
        </text:list-item>
      </text:list>
      <text:p text:style-name="P2"><text:span text:style-name="Strong_20_Emphasis"><text:span text:style-name="T2">Desafios e Considerações:</text:span></text:span></text:p>
      <text:list xml:id="list3078669508" text:style-name="L13">
        <text:list-item>
          <text:p text:style-name="P23"><text:span text:style-name="Strong_20_Emphasis"><text:span text:style-name="T2">Regulamentação e Aceitação:</text:span></text:span><text:span text:style-name="T5"> É fundamental acompanhar o desenvolvimento da regulamentação do mercado de NFTs e garantir que a plataforma esteja em conformidade com as leis e normas vigentes.</text:span></text:p>
        </text:list-item>
        <text:list-item>
          <text:p text:style-name="P24"><text:soft-page-break/><text:span text:style-name="Strong_20_Emphasis"><text:span text:style-name="T2">Educação e Conscientização:</text:span></text:span><text:span text:style-name="T5"> É necessário educar e conscientizar proprietários e hóspedes sobre os benefícios e funcionalidades dos NFTs para diárias de hospedagem, dissipando dúvidas e construindo confiança na plataforma.</text:span></text:p>
        </text:list-item>
        <text:list-item>
          <text:p text:style-name="P24"><text:span text:style-name="Strong_20_Emphasis"><text:span text:style-name="T2">Integração com Sistemas Existentes:</text:span></text:span><text:span text:style-name="T5"> A plataforma deve se integrar com sistemas de reservas e gestão de propriedades existentes para facilitar a operacionalização e oferecer uma experiência completa aos usuários.</text:span></text:p>
        </text:list-item>
        <text:list-item>
          <text:p text:style-name="P24"><text:span text:style-name="Strong_20_Emphasis"><text:span text:style-name="T2">Segurança e Proteção contra Fraudes:</text:span></text:span><text:span text:style-name="T5"> Implementar medidas robustas de segurança para proteger os NFTs contra fraudes, acessos não autorizados e ataques cibernéticos.</text:span></text:p>
        </text:list-item>
        <text:list-item>
          <text:p text:style-name="P24"><text:span text:style-name="Strong_20_Emphasis"><text:span text:style-name="T2">Experiência do Usuário:</text:span></text:span><text:span text:style-name="T5"> Criar uma interface amigável e intuitiva para que proprietários e hóspedes possam facilmente criar, gerenciar e utilizar os NFTs de diárias de hospedagem.</text:span></text:p>
        </text:list-item>
      </text:list>
      <text:p text:style-name="P2"><text:span text:style-name="Strong_20_Emphasis"><text:span text:style-name="T2">Conclusão:</text:span></text:span></text:p>
      <text:p text:style-name="P44">A criação de NFTs para diárias de hospedagem apresenta um grande potencial para transformar o setor de turismo, oferecendo novos modelos de negócios, flexibilidade para proprietários e uma experiência inovadora para hóspedes. Ao superar os desafios e garantir a segurança, regulamentação e usabilidade da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5T10:39:58.807000000</meta:creation-date>
    <dc:date>2024-04-05T12:03:51.015000000</dc:date>
    <meta:editing-duration>PT2M30S</meta:editing-duration>
    <meta:editing-cycles>1</meta:editing-cycles>
    <meta:document-statistic meta:table-count="0" meta:image-count="0" meta:object-count="0" meta:page-count="6" meta:paragraph-count="163" meta:word-count="2765" meta:character-count="18325" meta:non-whitespace-character-count="15758"/>
    <meta:generator>LibreOffice/7.3.2.2$Windows_X86_64 LibreOffice_project/49f2b1bff42cfccbd8f788c8dc32c1c309559be0</meta:generator>
  </office:meta>
</office:document-meta>
</file>